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size="14pt" fo:font-weight="bold" style:font-size-asian="14pt" style:font-weight-asian="bold" style:font-size-complex="14pt" style:font-weight-complex="bold"/>
    </style:style>
    <style:style style:name="P2" style:family="paragraph" style:parent-style-name="Standard">
      <style:paragraph-properties fo:line-height="200%"/>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200%">
        <style:tab-stops/>
      </style:paragraph-properties>
      <style:text-properties fo:font-size="12pt" fo:font-weight="normal" style:font-size-asian="12pt" style:font-weight-asian="normal" style:font-size-complex="12pt" style:font-weight-complex="normal"/>
    </style:style>
    <style:style style:name="P4" style:family="paragraph">
      <style:paragraph-properties fo:text-align="center"/>
    </style:style>
    <style:style style:name="T1" style:family="text">
      <style:text-properties style:text-position="sub 58%"/>
    </style:style>
    <style:style style:name="T2" style:family="text">
      <style:text-properties style:text-position="0% 100%"/>
    </style:style>
    <style:style style:name="T3" style:family="text">
      <style:text-properties fo:font-size="14pt" fo:font-weight="bold" style:font-size-asian="14pt" style:font-weight-asian="bold" style:font-size-complex="14pt" style:font-weight-complex="bold"/>
    </style:style>
    <style:style style:name="T4" style:family="text">
      <style:text-properties style:text-position="super 58%"/>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Arbitrary Precision multiplication</text:p>
      <text:p text:style-name="P2"><text:tab/><text:span text:style-name="T3">Introduction</text:span></text:p>
      <text:p text:style-name="P2"><text:tab/>This report will be explaining how i implemented arbitrary precision multiplication on C language. Code is partly written in Eclipse C/C++ and Dev C++. Program uses “highschool method” for multiplication of two n bit size numbers. In order to get rid of the hassle of picking big numbers individually i used rand() function in C. For best use of our 64 bit machine on multiplication algorithm we will be using 64 bit base for calculations. Numbers won't be converted 10 base format you should be keeping it in mind when using the program.</text:p>
      <text:p text:style-name="P2"><text:tab/><text:span text:style-name="T3">Method</text:span></text:p>
      <text:p text:style-name="P2"><text:tab/>Our method as we said will be high school multiplication method thats changed for 64 bit base. We can only multiply 2 32 bit numbers into 64 bit number so multiplication will be between two 32 bit numbers while we store numbers in 64 bit variables.</text:p>
      <text:p text:style-name="P2"><text:tab/>Numbers will be stored like this:</text:p>
      <text:p text:style-name="P2">First number A: 413412412*2^128+413435566764*2^64+45315442</text:p>
      <text:p text:style-name="P2">Second number B: 645645646*2^128+4534532524*2^64+54353454</text:p>
      <text:p text:style-name="P2"><text:tab/>They will be stored in unsigned long long int arrays and will be ordered according to their order for example 2^0 will be A[0] and 2^64 A[1] and so on. </text:p>
      <text:p text:style-name="P2"><text:s/>We will be using shift left and shift right operators to split 64 bit numbers into two 32 bit halves.</text:p>
      <text:p text:style-name="P2"><text:tab/><text:tab/><text:tab/>X<text:span text:style-name="T1">1</text:span><text:tab/>X<text:span text:style-name="T1">0</text:span></text:p>
      <text:p text:style-name="P2"><text:tab/> <text:s text:c="2"/>x<text:tab/><text:tab/>Y<text:span text:style-name="T1">1</text:span><text:tab/>Y<text:span text:style-name="T1">0</text:span></text:p>
      <text:p text:style-name="P2"><draw:line text:anchor-type="paragraph" draw:z-index="0" draw:style-name="gr1" draw:text-style-name="P4" svg:x1="1.522cm" svg:y1="-0.229cm" svg:x2="7.29cm" svg:y2="-0.097cm"><text:p/></draw:line><text:tab/><text:tab/> <text:s text:c="4"/>X<text:span text:style-name="T1">1</text:span>*Y<text:span text:style-name="T1">0</text:span> <text:s text:c="4"/>X<text:span text:style-name="T1">0</text:span><text:span text:style-name="T2">*Y</text:span><text:span text:style-name="T1">0</text:span></text:p>
      <text:p text:style-name="P2"><draw:line text:anchor-type="paragraph" draw:z-index="1" draw:style-name="gr2" draw:text-style-name="P4" svg:x1="1.072cm" svg:y1="0.807cm" svg:x2="7.316cm" svg:y2="0.781cm"><text:p/></draw:line><text:span text:style-name="T2"> <text:s text:c="10"/>+ <text:s/></text:span><text:span text:style-name="T1"><text:s/></text:span><text:span text:style-name="T2">X</text:span><text:span text:style-name="T1">1</text:span><text:span text:style-name="T2">*Y</text:span><text:span text:style-name="T1">1 <text:s text:c="5"/></text:span><text:span text:style-name="T2">X</text:span><text:span text:style-name="T1">0</text:span><text:span text:style-name="T2">*Y</text:span><text:span text:style-name="T1">1</text:span></text:p>
      <text:p text:style-name="P2"><text:span text:style-name="T1"><text:tab/> <text:s text:c="5"/></text:span><text:span text:style-name="T2">X</text:span><text:span text:style-name="T1">1</text:span><text:span text:style-name="T2">*Y</text:span><text:span text:style-name="T1">1 </text:span><text:span text:style-name="T4"><text:s text:c="2"/></text:span><text:span text:style-name="T2">X</text:span><text:span text:style-name="T1">0</text:span><text:span text:style-name="T2">*Y</text:span><text:span text:style-name="T1">1</text:span><text:span text:style-name="T2">+X</text:span><text:span text:style-name="T1">1</text:span><text:span text:style-name="T2">*Y</text:span><text:span text:style-name="T1">0</text:span><text:span text:style-name="T2"> <text:s/>X</text:span><text:span text:style-name="T1">0</text:span><text:span text:style-name="T2">*Y</text:span><text:span text:style-name="T1">0</text:span></text:p>
      <text:p text:style-name="P2"><text:span text:style-name="T2"><text:tab/>Above figure is the main idea of our method. We can think our n bit numbers as two n/2 bit numbers divided in middle and do multiplication as usual our answer will be equal to what will find with doing this long multiplication in one go. This dividing numbers into smaller parts will be a </text:span><text:soft-page-break/><text:span text:style-name="T2">recursive call calling itself until it no longer divides into smaller parts and do multiplication and return its solution ending that recursive call branch.</text:span></text:p>
      <text:p text:style-name="P2"><text:tab/>Code:</text:p>
      <text:p text:style-name="P2">#include &lt;stdio.h&gt;</text:p>
      <text:p text:style-name="P2">#include &lt;time.h&gt;</text:p>
      <text:p text:style-name="P2">#include &lt;stdlib.h&gt;</text:p>
      <text:p text:style-name="P2">#include &lt;math.h&gt;</text:p>
      <text:p text:style-name="P2">#include &lt;string.h&gt;</text:p>
      <text:p text:style-name="P2">int myGlobal = 0;</text:p>
      <text:p text:style-name="P2">unsigned long long int* top(int s,unsigned long long int *xe,unsigned long long int *ye)</text:p>
      <text:p text:style-name="P2">{</text:p>
      <text:p text:style-name="P2"><text:tab/>int i;</text:p>
      <text:p text:style-name="P2"><text:tab/>unsigned long long int temp=0;</text:p>
      <text:p text:style-name="P2"><text:tab/>unsigned long long int* sonuc;</text:p>
      <text:p text:style-name="P2"><text:tab/>sonuc = (unsigned long long int*)malloc( s*sizeof( unsigned long long int ));</text:p>
      <text:p text:style-name="P2"><text:tab/>for(i=0;i&lt;s;++i)</text:p>
      <text:p text:style-name="P2"><text:tab/>{</text:p>
      <text:p text:style-name="P2"><text:tab/><text:tab/>sonuc[i]=0;</text:p>
      <text:p text:style-name="P2"><text:tab/>}</text:p>
      <text:p text:style-name="P2"><text:tab/>for(i=0;i&lt;s;++i)</text:p>
      <text:p text:style-name="P2"><text:tab/>{</text:p>
      <text:p text:style-name="P2"><text:tab/><text:tab/>temp=xe[i]+ye[i]+sonuc[i];</text:p>
      <text:p text:style-name="P2"><text:tab/><text:tab/>if (temp&lt;xe[i])</text:p>
      <text:p text:style-name="P2"><text:tab/><text:tab/>{</text:p>
      <text:p text:style-name="P2"><text:tab/><text:tab/><text:tab/>++sonuc[i+1];</text:p>
      <text:p text:style-name="P2"><text:tab/><text:tab/><text:tab/>if(i+1==s)</text:p>
      <text:p text:style-name="P2"><text:soft-page-break/><text:tab/><text:tab/><text:tab/><text:tab/>myGlobal=1;</text:p>
      <text:p text:style-name="P2"/>
      <text:p text:style-name="P2"><text:tab/><text:tab/>}</text:p>
      <text:p text:style-name="P2"><text:tab/><text:tab/>sonuc[i]=temp;</text:p>
      <text:p text:style-name="P2"><text:tab/>}</text:p>
      <text:p text:style-name="P2"><text:tab/>return sonuc;</text:p>
      <text:p text:style-name="P2">}</text:p>
      <text:p text:style-name="P2">unsigned long long int* carp(int s,unsigned long long int *xe,unsigned long long int *ye)</text:p>
      <text:p text:style-name="P2">{</text:p>
      <text:p text:style-name="P2"><text:tab/>int i,j;</text:p>
      <text:p text:style-name="P2"><text:tab/>unsigned long long int* sonuc;</text:p>
      <text:p text:style-name="P2"><text:tab/>sonuc = (unsigned long long int*)malloc( s*2*sizeof( unsigned long long int ));</text:p>
      <text:p text:style-name="P2"><text:tab/>if (s&gt;1)</text:p>
      <text:p text:style-name="P2"><text:tab/>{</text:p>
      <text:p text:style-name="P2"><text:tab/><text:tab/>unsigned long long int *firstHalfx = xe;</text:p>
      <text:p text:style-name="P2"><text:tab/><text:tab/>unsigned long long int *secondHalfx = &amp;xe[s/2];</text:p>
      <text:p text:style-name="P2"><text:tab/><text:tab/>unsigned long long int *firstHalfy = ye;</text:p>
      <text:p text:style-name="P2"><text:tab/><text:tab/>unsigned long long int *secondHalfy = &amp;ye[s/2];</text:p>
      <text:p text:style-name="P2"><text:tab/><text:tab/>unsigned long long int* sonuc1[4];</text:p>
      <text:p text:style-name="P2"><text:tab/><text:tab/>sonuc1[0]=(unsigned long long int*)malloc( s/2*sizeof( unsigned long long int ));</text:p>
      <text:p text:style-name="P2"><text:tab/><text:tab/>sonuc1[1]=(unsigned long long int*)malloc( s/2*sizeof( unsigned long long int ));</text:p>
      <text:p text:style-name="P2"><text:tab/><text:tab/>sonuc1[2]=(unsigned long long int*)malloc( s/2*sizeof( unsigned long long int ));</text:p>
      <text:p text:style-name="P2"><text:tab/><text:tab/>sonuc1[3]=(unsigned long long int*)malloc( s/2*sizeof( unsigned long long int ));</text:p>
      <text:p text:style-name="P2"><text:tab/><text:tab/>unsigned long long int* x1;</text:p>
      <text:p text:style-name="P2"><text:tab/><text:tab/>unsigned long long int* x2[2];</text:p>
      <text:p text:style-name="P2"><text:tab/><text:tab/>unsigned long long int* y2[2];</text:p>
      <text:p text:style-name="P2"><text:soft-page-break/><text:tab/><text:tab/>unsigned long long int *right,*left;</text:p>
      <text:p text:style-name="P2"><text:tab/><text:tab/>x2[0]=firstHalfx;</text:p>
      <text:p text:style-name="P2"><text:tab/><text:tab/>x2[1]=secondHalfx;</text:p>
      <text:p text:style-name="P2"><text:tab/><text:tab/>y2[0]=firstHalfy;</text:p>
      <text:p text:style-name="P2"><text:tab/><text:tab/>y2[1]=secondHalfy;</text:p>
      <text:p text:style-name="P2"><text:tab/><text:tab/>x1 = carp(s/2,y2[0],x2[0]);</text:p>
      <text:p text:style-name="P2"><text:tab/><text:tab/>right=x1;</text:p>
      <text:p text:style-name="P2"><text:tab/><text:tab/>left=x1+(s/2);</text:p>
      <text:p text:style-name="P2"><text:tab/><text:tab/>myGlobal=0;</text:p>
      <text:p text:style-name="P2"><text:tab/><text:tab/>memcpy(sonuc1[0],right,(s/2)*sizeof( unsigned long long int ));</text:p>
      <text:p text:style-name="P2"><text:tab/><text:tab/>memcpy(sonuc1[1],left,(s/2)*sizeof( unsigned long long int ));</text:p>
      <text:p text:style-name="P2"><text:tab/><text:tab/>x1 = carp(s/2,y2[1],x2[0]);</text:p>
      <text:p text:style-name="P2"><text:tab/><text:tab/>right=x1;</text:p>
      <text:p text:style-name="P2"><text:tab/><text:tab/>left=x1+ s/2;</text:p>
      <text:p text:style-name="P2"><text:tab/><text:tab/>memcpy(sonuc1[1],top(s/2,sonuc1[1],right),(s/2)*sizeof( unsigned long long int ));</text:p>
      <text:p text:style-name="P2"><text:tab/><text:tab/>left[0]+=myGlobal;</text:p>
      <text:p text:style-name="P2"><text:tab/><text:tab/>myGlobal=0;</text:p>
      <text:p text:style-name="P2"><text:tab/><text:tab/>memcpy(sonuc1[2],left,(s/2)*sizeof( unsigned long long int ));</text:p>
      <text:p text:style-name="P2"><text:tab/><text:tab/>x1 = carp(s/2,y2[0],x2[1]);</text:p>
      <text:p text:style-name="P2"><text:tab/><text:tab/>right=x1;</text:p>
      <text:p text:style-name="P2"><text:tab/><text:tab/>left=x1+ s/2;</text:p>
      <text:p text:style-name="P2"><text:tab/><text:tab/>memcpy(sonuc1[1],top(s/2,sonuc1[1],right),(s/2)*sizeof( unsigned long long int ));</text:p>
      <text:p text:style-name="P2"><text:tab/><text:tab/>left[0]+=myGlobal;</text:p>
      <text:p text:style-name="P2"><text:tab/><text:tab/>myGlobal=0;</text:p>
      <text:p text:style-name="P2"><text:tab/><text:tab/>memcpy(sonuc1[2],top(s/2,sonuc1[2],left),(s/2)*sizeof( unsigned long long int ));</text:p>
      <text:p text:style-name="P2"><text:tab/><text:tab/>x1 = carp(s/2,y2[1],x2[1]);</text:p>
      <text:p text:style-name="P2"><text:soft-page-break/><text:tab/><text:tab/>right=x1;</text:p>
      <text:p text:style-name="P2"><text:tab/><text:tab/>left=x1+ s/2;</text:p>
      <text:p text:style-name="P2"><text:tab/><text:tab/>right[0]+=myGlobal;</text:p>
      <text:p text:style-name="P2"><text:tab/><text:tab/>myGlobal=0;</text:p>
      <text:p text:style-name="P2"><text:tab/><text:tab/>memcpy(sonuc1[2],top(s/2,sonuc1[2],right),(s/2)*sizeof( unsigned long long int ));</text:p>
      <text:p text:style-name="P2"><text:tab/><text:tab/>left[0]+=myGlobal;</text:p>
      <text:p text:style-name="P2"><text:tab/><text:tab/>myGlobal=0;</text:p>
      <text:p text:style-name="P2"><text:tab/><text:tab/>memcpy(sonuc1[3],left,(s/2)*sizeof( unsigned long long int ));</text:p>
      <text:p text:style-name="P2"><text:tab/><text:tab/>for(i=0;i&lt;4;++i)</text:p>
      <text:p text:style-name="P2"><text:tab/><text:tab/>{</text:p>
      <text:p text:style-name="P2"><text:tab/><text:tab/><text:tab/>for(j=0;j&lt;s;++j)</text:p>
      <text:p text:style-name="P2"><text:tab/><text:tab/><text:tab/>{</text:p>
      <text:p text:style-name="P2"><text:tab/><text:tab/><text:tab/><text:tab/>memcpy(sonuc+i*(s/2)+j,sonuc1[i]+j,(s/2)*sizeof( unsigned long long int ));</text:p>
      <text:p text:style-name="P2"><text:tab/><text:tab/><text:tab/>}</text:p>
      <text:p text:style-name="P2"><text:tab/><text:tab/>}</text:p>
      <text:p text:style-name="P2"><text:tab/>return sonuc;</text:p>
      <text:p text:style-name="P2"><text:tab/>}</text:p>
      <text:p text:style-name="P2"><text:tab/>else</text:p>
      <text:p text:style-name="P2"><text:tab/>{</text:p>
      <text:p text:style-name="P2"><text:tab/><text:tab/>unsigned long long int sakla;</text:p>
      <text:p text:style-name="P2"><text:tab/><text:tab/>unsigned long int sonuc32[4]={0};</text:p>
      <text:p text:style-name="P2"><text:tab/><text:tab/>unsigned long long int x1 =1;</text:p>
      <text:p text:style-name="P2"><text:tab/><text:tab/>unsigned long int x2[2];</text:p>
      <text:p text:style-name="P2"><text:tab/><text:tab/>unsigned long int y2[2];</text:p>
      <text:p text:style-name="P2"><text:tab/><text:tab/>unsigned long int right,left;</text:p>
      <text:p text:style-name="P2"><text:soft-page-break/><text:tab/><text:tab/>x2[0]=(xe[0]&lt;&lt;32)&gt;&gt;32;</text:p>
      <text:p text:style-name="P2"><text:tab/><text:tab/>x2[1]=xe[0]&gt;&gt;32;</text:p>
      <text:p text:style-name="P2"><text:tab/><text:tab/>y2[0]=(ye[0]&lt;&lt;32)&gt;&gt;32;</text:p>
      <text:p text:style-name="P2"><text:tab/><text:tab/>y2[1]=ye[0]&gt;&gt;32;</text:p>
      <text:p text:style-name="P2"><text:tab/><text:tab/>for(i=0;i&lt;2;++i)</text:p>
      <text:p text:style-name="P2"><text:tab/><text:tab/>{</text:p>
      <text:p text:style-name="P2"><text:tab/><text:tab/><text:tab/>for(j=0;j&lt;2;++j)</text:p>
      <text:p text:style-name="P2"><text:tab/><text:tab/><text:tab/>{</text:p>
      <text:p text:style-name="P2"><text:tab/><text:tab/><text:tab/><text:tab/>x1 = x1*y2[i]*x2[j];</text:p>
      <text:p text:style-name="P2"><text:tab/><text:tab/><text:tab/><text:tab/>right=(x1&lt;&lt;32)&gt;&gt;32;</text:p>
      <text:p text:style-name="P2"><text:tab/><text:tab/><text:tab/><text:tab/>left=x1&gt;&gt;32;</text:p>
      <text:p text:style-name="P2"><text:tab/> <text:s text:c="2"/><text:tab/><text:tab/><text:tab/>sakla=sonuc32[j+i]+right;</text:p>
      <text:p text:style-name="P2"><text:tab/> <text:s text:c="2"/><text:tab/><text:tab/><text:tab/>if (sakla&lt;sonuc32[j+i])</text:p>
      <text:p text:style-name="P2"><text:tab/> <text:s text:c="2"/><text:tab/><text:tab/><text:tab/>{</text:p>
      <text:p text:style-name="P2"><text:tab/><text:tab/><text:tab/><text:tab/><text:tab/>sonuc32[j+i]=sakla;</text:p>
      <text:p text:style-name="P2"><text:tab/><text:tab/><text:tab/><text:tab/><text:tab/>sonuc32[j+i+1]++;</text:p>
      <text:p text:style-name="P2"><text:tab/><text:tab/><text:tab/><text:tab/>}</text:p>
      <text:p text:style-name="P2"><text:tab/><text:tab/><text:tab/><text:tab/>else sonuc32[j+i]=sakla;</text:p>
      <text:p text:style-name="P2"><text:tab/> <text:s/><text:tab/><text:tab/><text:tab/>sakla=sonuc32[j+i+1]+left;</text:p>
      <text:p text:style-name="P2"><text:tab/> <text:s text:c="2"/><text:tab/><text:tab/><text:tab/>if (sakla&lt;sonuc32[j+i+1])</text:p>
      <text:p text:style-name="P2"><text:tab/> <text:s text:c="2"/><text:tab/><text:tab/><text:tab/>{</text:p>
      <text:p text:style-name="P2"><text:tab/><text:tab/><text:tab/><text:tab/><text:tab/>sonuc32[j+i+1]=sakla;</text:p>
      <text:p text:style-name="P2"><text:tab/><text:tab/><text:tab/><text:tab/><text:tab/>sonuc32[j+i+2]++;</text:p>
      <text:p text:style-name="P2"><text:tab/><text:tab/><text:tab/><text:tab/>}</text:p>
      <text:p text:style-name="P2"><text:tab/><text:tab/><text:tab/><text:tab/>else sonuc32[j+i+1]=sakla;</text:p>
      <text:p text:style-name="P2"><text:tab/> <text:s text:c="2"/><text:tab/><text:tab/><text:tab/>x1 =1;</text:p>
      <text:p text:style-name="P2"><text:soft-page-break/><text:tab/><text:tab/><text:tab/>}</text:p>
      <text:p text:style-name="P2"><text:tab/><text:tab/>}</text:p>
      <text:p text:style-name="P2"><text:tab/><text:tab/>unsigned long long int f=pow(2,32);</text:p>
      <text:p text:style-name="P2"><text:tab/><text:tab/>sonuc[0]=sonuc32[1]*f+sonuc32[0];</text:p>
      <text:p text:style-name="P2"><text:tab/><text:tab/>sonuc[1]=sonuc32[3]*f+sonuc32[2];</text:p>
      <text:p text:style-name="P2"><text:tab/><text:tab/>return sonuc;</text:p>
      <text:p text:style-name="P2"><text:tab/>}</text:p>
      <text:p text:style-name="P2">}</text:p>
      <text:p text:style-name="P2">int main()</text:p>
      <text:p text:style-name="P2">{</text:p>
      <text:p text:style-name="P2">srand(time(NULL));// random number from time</text:p>
      <text:p text:style-name="P2"><text:tab/>int bx=2;</text:p>
      <text:p text:style-name="P2"><text:tab/>int by=2;</text:p>
      <text:p text:style-name="P2"><text:tab/>int i;</text:p>
      <text:p text:style-name="P2"><text:tab/>unsigned long long int x[bx];</text:p>
      <text:p text:style-name="P2"><text:tab/>unsigned long long int y[by];</text:p>
      <text:p text:style-name="P2"><text:tab/>for(i=bx-1;i&gt;=0;--i)</text:p>
      <text:p text:style-name="P2"><text:tab/>{</text:p>
      <text:p text:style-name="P2"><text:tab/><text:tab/>x[i]=rand()*rand()*10000;</text:p>
      <text:p text:style-name="P2"><text:tab/><text:tab/>printf("%I64u ",x[i]);</text:p>
      <text:p text:style-name="P2"><text:tab/>}</text:p>
      <text:p text:style-name="P2"><text:tab/>printf("\n");</text:p>
      <text:p text:style-name="P2"><text:tab/>for(i=bx-1;i&gt;=0;--i)</text:p>
      <text:p text:style-name="P2"><text:tab/>{</text:p>
      <text:p text:style-name="P2"><text:tab/><text:tab/>y[i]=rand()*rand()*10000;</text:p>
      <text:p text:style-name="P2"><text:tab/><text:tab/>printf("%I64u ",y[i]);</text:p>
      <text:p text:style-name="P2"><text:soft-page-break/><text:tab/>}</text:p>
      <text:p text:style-name="P2"><text:tab/>printf("\n");</text:p>
      <text:p text:style-name="P2"><text:tab/>unsigned long long int *sonuc;</text:p>
      <text:p text:style-name="P2"><text:tab/>sonuc=(unsigned long long int*)malloc( bx*2*sizeof( unsigned long long int ));</text:p>
      <text:p text:style-name="P2"><text:tab/>memcpy(sonuc,carp(bx,x,y),(bx*2)*sizeof( unsigned long long int ));</text:p>
      <text:p text:style-name="P2"><text:tab/>for(i=bx+by-1;i&gt;=0;i--){</text:p>
      <text:p text:style-name="P2"><text:tab/><text:tab/>printf("%I64u ",sonuc[i]);</text:p>
      <text:p text:style-name="P2"><text:tab/>}</text:p>
      <text:p text:style-name="P2"><text:tab/>return 1;</text:p>
      <text:p text:style-name="P2">}</text:p>
      <text:p text:style-name="P2"><text:tab/><text:span text:style-name="T3">Main function</text:span></text:p>
      <text:p text:style-name="P2"><text:tab/>Our main function constructs our two numbers with given sizes on bx and by for example bx=2 denotes that first number will consist of 2 64 bit numbers. We won't bother with giving <text:s/>individual numbers for different attempts program will bring us a random number from system time. This number is not high enough for our 64 bit number so we tried to get big numbers with multiplying with 10000 and rand() again. printf("%I64u ",x[i]); is how we print out a unsigned 64 bit integer. Sonuc is our array for storing the result. It has size of bx*2 since we will be multiplying 2 bx size numbers. I am using memcpy to get result array pointer returned by carp function which is our main multiplication function. Memcpy will be copying the bx*2 sized data into sonuc array in main and i will be printing out the solution starting from biggest order to lesser order.</text:p>
      <text:p text:style-name="P2"><text:tab/><text:span text:style-name="T3">Carp function</text:span></text:p>
      <text:p text:style-name="P2"><text:tab/>Carp function is our recursive multiplication function. It takes 3 parameters size, pointer to first number array and pointer to second number array. Size is the number of elements in arrays passed into the function. Size variable will decide which code should be executed at start if size is 1 we will do our multiplication normally if it is not we will be doing the same thing with calling new carp functions to multiply recursively.</text:p>
      <text:p text:style-name="P2"><text:soft-page-break/><text:tab/>Lets say number we get is greater than one then two arrays passed will be divided into two ;</text:p>
      <text:p text:style-name="P2"><text:tab/>unsigned long long int *firstHalfx = xe;</text:p>
      <text:p text:style-name="P2"><text:tab/>unsigned long long int *secondHalfx = &amp;xe[s/2];</text:p>
      <text:p text:style-name="P2"><text:tab/>unsigned long long int *firstHalfy = ye;</text:p>
      <text:p text:style-name="P2"><text:tab/>unsigned long long int *secondHalfy = &amp;ye[s/2];</text:p>
      <text:p text:style-name="P2"><text:tab/>firsthalf is the right half of the array and second half is left side.</text:p>
      <text:p text:style-name="P2"><text:tab/>Sonuc1 is our array for storing the solution to our multiplication.</text:p>
      <text:p text:style-name="P2"><text:tab/><text:tab/>x2[0]=firstHalfx;</text:p>
      <text:p text:style-name="P2"><text:tab/><text:tab/>x2[1]=secondHalfx;</text:p>
      <text:p text:style-name="P2"><text:tab/><text:tab/>y2[0]=firstHalfy;</text:p>
      <text:p text:style-name="P2"><text:tab/><text:tab/>y2[1]=secondHalfy;</text:p>
      <text:p text:style-name="P2"><text:tab/>is just for relating to our first figure.</text:p>
      <text:p text:style-name="P2"><text:tab/><text:tab/>x1 = carp(s/2,y2[0],x2[0]);</text:p>
      <text:p text:style-name="P2"><text:tab/><text:tab/>right=x1;</text:p>
      <text:p text:style-name="P2"><text:tab/><text:tab/>left=x1+(s/2);</text:p>
      <text:p text:style-name="P2"><text:tab/><text:tab/>myGlobal=0;</text:p>
      <text:p text:style-name="P2"><text:tab/><text:tab/>memcpy(sonuc1[0],right,(s/2)*sizeof( unsigned long long int ));</text:p>
      <text:p text:style-name="P2"><text:tab/><text:tab/>memcpy(sonuc1[1],left,(s/2)*sizeof( unsigned long long int ));</text:p>
      <text:p text:style-name="P2"><text:tab/>Above part is repeated multiple times in the code. These codes do basically the operations between the two halves of two numbers. For example above code is for the multiplication of <text:s/>X<text:span text:style-name="T1">0</text:span>*Y<text:span text:style-name="T1">0 </text:span><text:span text:style-name="T2">takes right half of the multiplication and writes it into first sonuc element sonuc1[0] and left into sonuc1[1]. Since sonuc1[1] and sonuc[0] <text:s/>did not have previous values we do not have to sum it with zeros. Rest of the repeated lines of code calls different array multiplications and writes the answer on sonuc1 appropriate slot. Summing it if needed. Our sonuc1 elements will be pointers to our solution array for example sonuc[0] can be several elements long since X</text:span><text:span text:style-name="T1">0</text:span><text:span text:style-name="T2">*Y</text:span><text:span text:style-name="T1">0 </text:span><text:span text:style-name="T2"><text:s/>can be an array with more than one elements. </text:span></text:p>
      <text:p text:style-name="P2"><text:soft-page-break/><text:span text:style-name="T2"><text:tab/>Top function will be taking size s and two array pointers. This function will be summing up two arrays and return the answer as an array pointer. These sums can have carry over numbers that effects other arrays when called recursively. MyGlobal is a global variable that keeps track of the carry over numbers when we do our sums on arrays. If theres a carry over number it will be added to left of the array.</text:span></text:p>
      <text:p text:style-name="P2"><text:span text:style-name="T2"><text:tab/>Returned arrays from recursive calls are gathered with memcpy. When we gathered all four of sonuc1 array pointers these arrays needs to be merged from head to tail for us to have 1 answer array to return. </text:span></text:p>
      <text:p text:style-name="P2"><text:span text:style-name="T2">for(i=0;i&lt;4;++i)</text:span></text:p>
      <text:p text:style-name="P2"><text:tab/>{</text:p>
      <text:p text:style-name="P2"><text:tab/><text:tab/>for(j=0;j&lt;s;++j)</text:p>
      <text:p text:style-name="P2"><text:tab/><text:tab/>{</text:p>
      <text:p text:style-name="P2"><text:tab/><text:tab/><text:tab/>memcpy(sonuc+i*(s/2)+j,sonuc1[i]+j,(s/2)*sizeof( unsigned long long int ));</text:p>
      <text:p text:style-name="P2"><text:tab/><text:tab/>}</text:p>
      <text:p text:style-name="P2"><text:span text:style-name="T2"><text:tab/>}</text:span></text:p>
      <text:p text:style-name="P2"><text:span text:style-name="T2"><text:tab/>Program is using memcpy to transfer sonuc1 pointed 4 arrays into sonuc array start to end. Then this sonuc array is returned which is our answer to this array multiplication call.</text:span></text:p>
      <text:p text:style-name="P2"><text:span text:style-name="T2"><text:tab/>If our size is equal to 1 we will be spliting these numbers into 64 bit unsigned integers instead of arrays like we did above. Program will be using shift left and shift right to split a unsigned 64 bit into 32 bit numbers. Samce basic multiplication steps will be done on variables this time and written into a sonuc32[4] array. Elements of this array will be 32 bit numbers since we did our multiplication 32 bit. Our machine does not support two 64 bit number multipcation. Since our answer has to be 64 bit array we return our answer as sonuc array which is constructed from sonuc32 32 bit answer array.</text:span></text:p>
      <text:p text:style-name="P3"><text:span text:style-name="T2"><text:tab/>Our sonuc array will be formatted just as our inputs in 2^64 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3T21:39:11.33</meta:creation-date>
    <dc:date>2013-01-14T00:12:42.51</dc:date>
    <meta:editing-duration>PT1H15M42S</meta:editing-duration>
    <meta:editing-cycles>10</meta:editing-cycles>
    <meta:generator>OpenOffice.org/3.4.1$Win32 OpenOffice.org_project/341m1$Build-9593</meta:generator>
    <meta:document-statistic meta:table-count="0" meta:image-count="0" meta:object-count="0" meta:page-count="10" meta:paragraph-count="213" meta:word-count="1482" meta:character-count="10161"/>
  </office:meta>
</office:document-meta>
</file>